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878" officeooo:paragraph-rsid="000a98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bodd/rcsf-nist-trimmed index numbers</text:p>
      <text:p text:style-name="P1">0-: 6s1 6p-1 has index number 1</text:p>
      <text:p text:style-name="P1">1-: 6s1 6p+1 has index number 1</text:p>
      <text:p text:style-name="P1">1-: 6s1 6p-1 has index number 2</text:p>
      <text:p text:style-name="P1">2-: 6s1 6p+ has index number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04.817514074</meta:creation-date>
    <dc:date>2019-05-04T16:20:09.891269741</dc:date>
    <meta:editing-duration>PT5M5S</meta:editing-duration>
    <meta:editing-cycles>1</meta:editing-cycles>
    <meta:document-statistic meta:table-count="0" meta:image-count="0" meta:object-count="0" meta:page-count="1" meta:paragraph-count="5" meta:word-count="31" meta:character-count="160" meta:non-whitespace-character-count="134"/>
    <meta:generator>LibreOffice/6.0.7.3$Linux_X86_64 LibreOffice_project/00m0$Build-3</meta:generator>
  </office:meta>
</office:document-meta>
</file>